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6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amera1024.comp" table:style-name="ta1">
        <table:shapes>
          <draw:frame draw:z-index="0" draw:style-name="gr1" draw:text-style-name="P1" svg:width="16.023cm" svg:height="9.005cm" svg:x="11.508cm" svg:y="2.125cm">
            <draw:object draw:notify-on-update-of-ranges="'camera1024.comp'.A1:'camera1024.comp'.A16 'camera1024.comp'.B1:'camera1024.comp'.B1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formula="of:=LOG([.C1])" office:value-type="float" office:value="4.04442215571184" calcext:value-type="float">
            <text:p>4.0444221557</text:p>
          </table:table-cell>
          <table:table-cell office:value-type="float" office:value="11077" calcext:value-type="float">
            <text:p>1107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LOG([.C2])" office:value-type="float" office:value="3.87407574522303" calcext:value-type="float">
            <text:p>3.8740757452</text:p>
          </table:table-cell>
          <table:table-cell office:value-type="float" office:value="7483" calcext:value-type="float">
            <text:p>748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LOG([.C3])" office:value-type="float" office:value="3.43933269383026" calcext:value-type="float">
            <text:p>3.4393326938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LOG([.C4])" office:value-type="float" office:value="2.91750550955255" calcext:value-type="float">
            <text:p>2.9175055096</text:p>
          </table:table-cell>
          <table:table-cell office:value-type="float" office:value="827" calcext:value-type="float">
            <text:p>82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LOG([.C5])" office:value-type="float" office:value="2.47421626407626" calcext:value-type="float">
            <text:p>2.4742162641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LOG([.C6])" office:value-type="float" office:value="2.07918124604762" calcext:value-type="float">
            <text:p>2.079181246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LOG([.C7])" office:value-type="float" office:value="1.7160033436348" calcext:value-type="float">
            <text:p>1.716003343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LOG([.C8])" office:value-type="float" office:value="1.53147891704226" calcext:value-type="float">
            <text:p>1.531478917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LOG([.C9])" office:value-type="float" office:value="1.07918124604762" calcext:value-type="float">
            <text:p>1.07918124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LOG([.C10])" office:value-type="float" office:value="0.778151250383644" calcext:value-type="float">
            <text:p>0.7781512504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LOG([.C11])" office:value-type="float" office:value="0.602059991327962" calcext:value-type="float">
            <text:p>0.602059991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LOG([.C12])" office:value-type="float" office:value="0.698970004336019" calcext:value-type="float">
            <text:p>0.698970004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LOG([.C13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LOG([.C14])" office:value-type="string" office:string-value="" calcext:value-type="error">
            <text:p>Err:50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LOG([.C15]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LOG([.C16])" office:value-type="string" office:string-value="" calcext:value-type="error">
            <text:p>Err:502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0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10T14:31:26.893542688</dc:date>
    <dc:creator>patrick </dc:creator>
    <meta:editing-duration>PT3M35S</meta:editing-duration>
    <meta:editing-cycles>3</meta:editing-cycles>
    <meta:generator>LibreOffice/4.3.3.2$Linux_X86_64 LibreOffice_project/430m0$Build-2</meta:generator>
    <meta:document-statistic meta:table-count="1" meta:cell-count="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4cm" svg:height="9.006cm" xlink:href=".." xlink:type="simple" chart:class="chart:bar" chart:style-name="ch1">
        <chart:plot-area chart:style-name="ch2" table:cell-range-address="'camera1024.comp'.A1:'camera1024.comp'.B16" chart:data-source-has-labels="column" svg:x="1.331cm" svg:y="0.18cm" svg:width="14.373cm" svg:height="7.665cm">
          <chartooo:coordinate-region svg:x="2.058cm" svg:y="0.379cm" svg:width="13.646cm" svg:height="6.819cm"/>
          <chart:axis chart:dimension="x" chart:name="primary-x" chart:style-name="ch3" chartooo:axis-type="auto">
            <chartooo:date-scale/>
            <chart:title svg:x="7.772cm" svg:y="8.025cm" chart:style-name="ch4">
              <text:p>repeating</text:p>
            </chart:title>
            <chart:categories table:cell-range-address="'camera1024.comp'.A1:'camera1024.comp'.A16"/>
          </chart:axis>
          <chart:axis chart:dimension="y" chart:name="primary-y" chart:style-name="ch5">
            <chart:title svg:x="0.451cm" svg:y="5.247cm" chart:style-name="ch6">
              <text:p>frequencies(log)</text:p>
            </chart:title>
            <chart:grid chart:style-name="ch7" chart:class="major"/>
          </chart:axis>
          <chart:series chart:style-name="ch8" chart:values-cell-range-address="'camera1024.comp'.B1:'camera1024.comp'.B16" chart:class="chart:bar">
            <chart:data-point chart:repeated="1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float" office:value="0">
                <text:p/>
                <draw:g>
                  <svg:desc>'camera1024.comp'.A1:'camera1024.comp'.A16</svg:desc>
                </draw:g>
              </table:table-cell>
              <table:table-cell office:value-type="float" office:value="4.04442215571184">
                <text:p>4.04442215571184</text:p>
                <draw:g>
                  <svg:desc>'camera1024.comp'.B1:'camera1024.comp'.B16</svg:desc>
                </draw:g>
              </table:table-cell>
            </table:table-row>
            <table:table-row>
              <table:table-cell office:value-type="float" office:value="1">
                <text:p/>
              </table:table-cell>
              <table:table-cell office:value-type="float" office:value="3.87407574522303">
                <text:p>3.87407574522303</text:p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43933269383026">
                <text:p>3.43933269383026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2.91750550955255">
                <text:p>2.9175055095525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.47421626407626">
                <text:p>2.47421626407626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2.07918124604762">
                <text:p>2.07918124604762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1.7160033436348">
                <text:p>1.7160033436348</text:p>
              </table:table-cell>
            </table:table-row>
            <table:table-row>
              <table:table-cell office:value-type="float" office:value="7">
                <text:p>10</text:p>
              </table:table-cell>
              <table:table-cell office:value-type="float" office:value="1.53147891704226">
                <text:p>1.53147891704226</text:p>
              </table:table-cell>
            </table:table-row>
            <table:table-row>
              <table:table-cell office:value-type="float" office:value="8">
                <text:p>10</text:p>
              </table:table-cell>
              <table:table-cell office:value-type="float" office:value="1.07918124604762">
                <text:p>1.07918124604762</text:p>
              </table:table-cell>
            </table:table-row>
            <table:table-row>
              <table:table-cell office:value-type="float" office:value="9">
                <text:p>10</text:p>
              </table:table-cell>
              <table:table-cell office:value-type="float" office:value="0.778151250383644">
                <text:p>0.778151250383644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602059991327962">
                <text:p>0.602059991327962</text:p>
              </table:table-cell>
            </table:table-row>
            <table:table-row>
              <table:table-cell office:value-type="float" office:value="11">
                <text:p>10</text:p>
              </table:table-cell>
              <table:table-cell office:value-type="float" office:value="0.698970004336019">
                <text:p>0.698970004336019</text:p>
              </table:table-cell>
            </table:table-row>
            <table:table-row>
              <table:table-cell office:value-type="float" office:value="12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3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14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15">
                <text:p>2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3.3.2$Linux_X86_64 LibreOffice_project/4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